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1.4688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9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language="en" fo:country="US"/>
    </style:style>
    <style:style style:name="P5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6" style:family="paragraph" style:parent-style-name="Standard" style:list-style-name="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7" style:family="paragraph" style:parent-style-name="Standard" style:list-style-name="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8" style:family="paragraph" style:parent-style-name="Standard" style:list-style-name="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9" style:family="paragraph" style:parent-style-name="Standard" style:list-style-name="">
      <style:paragraph-properties fo:margin-top="0in" fo:margin-bottom="0.139in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4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Offset</text:p>
          </table:table-cell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Usage</text:p>
          </table:table-cell>
          <table:table-cell table:style-name="Table1.D1" office:value-type="string">
            <text:p text:style-name="P2">Usage</text:p>
            <text:p text:style-name="P2">Index</text:p>
          </table:table-cell>
          <table:table-cell table:style-name="Table1.A1" office:value-type="string">
            <text:p text:style-name="P2">Meaning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FLOAT3</text:p>
          </table:table-cell>
          <table:table-cell table:style-name="Table1.A1" office:value-type="string">
            <text:p text:style-name="P2">POSITION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XYZ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COLOR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Diffuse </text:p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COLOR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Specular</text:p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SHORT2N</text:p>
          </table:table-cell>
          <table:table-cell table:style-name="Table1.A1" office:value-type="string">
            <text:p text:style-name="P2">TEXCOORD</text:p>
          </table:table-cell>
          <table:table-cell table:style-name="Table1.D1" office:value-type="string">
            <text:p text:style-name="P2">0</text:p>
          </table:table-cell>
          <table:table-cell table:style-name="Table1.A1" office:value-type="string">
            <text:p text:style-name="P2">Channel 0 uv</text:p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SHORT2N</text:p>
          </table:table-cell>
          <table:table-cell table:style-name="Table1.A1" office:value-type="string">
            <text:p text:style-name="P2">TEXCOORD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Channel 1 uv</text:p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D3DCOLOR</text:p>
          </table:table-cell>
          <table:table-cell table:style-name="Table1.A1" office:value-type="string">
            <text:p text:style-name="P2">BLENDWEIGHT</text:p>
          </table:table-cell>
          <table:table-cell table:style-name="Table1.D1" office:value-type="string">
            <text:p text:style-name="P2">1</text:p>
          </table:table-cell>
          <table:table-cell table:style-name="Table1.A1" office:value-type="string">
            <text:p text:style-name="P2">Blendweight </text:p>
          </table:table-cell>
        </table:table-row>
      </table:table>
      <text:p text:style-name="P1"/>
      <text:p text:style-name="P1"/>
      <text:p text:style-name="P1">Diffuse and specular colors are stored in BGRA order.</text:p>
      <text:p text:style-name="P1">UVs have to be transformed: u' = 0.5+u/2, v' = 0.5-v/2</text:p>
      <text:p text:style-name="P1"/>
      <text:p text:style-name="P1">Type 0x2 shaders:</text:p>
      <text:p text:style-name="P5">vertex shader</text:p>
      <text:p text:style-name="P6"><text:s text:c="4"/>vs_3_0</text:p>
      <text:p text:style-name="P7"><text:span text:style-name="T1"><text:s text:c="4"/>def </text:span><text:span text:style-name="T2">c14, </text:span><text:span text:style-name="T4">2</text:span><text:span text:style-name="T2">, </text:span><text:span text:style-name="T4">-1</text:span><text:span text:style-name="T2">, </text:span><text:span text:style-name="T4">1</text:span><text:span text:style-name="T2">, </text:span><text:span text:style-name="T4">0</text:span></text:p>
      <text:p text:style-name="P7"><text:span text:style-name="T1"><text:s text:c="4"/>dcl_position </text:span><text:span text:style-name="T2">v0</text:span></text:p>
      <text:p text:style-name="P7"><text:span text:style-name="T1"><text:s text:c="4"/>dcl_blendweight1 </text:span><text:span text:style-name="T2">v1</text:span></text:p>
      <text:p text:style-name="P7"><text:span text:style-name="T1"><text:s text:c="4"/>dcl_texcoord </text:span><text:span text:style-name="T2">v2</text:span></text:p>
      <text:p text:style-name="P7"><text:span text:style-name="T1"><text:s text:c="4"/>dcl_texcoord1 </text:span><text:span text:style-name="T2">v3</text:span></text:p>
      <text:p text:style-name="P7"><text:span text:style-name="T1"><text:s text:c="4"/>dcl_color </text:span><text:span text:style-name="T2">v4</text:span></text:p>
      <text:p text:style-name="P7"><text:span text:style-name="T1"><text:s text:c="4"/>dcl_color1 </text:span><text:span text:style-name="T2">v5</text:span></text:p>
      <text:p text:style-name="P7"><text:span text:style-name="T1"><text:s text:c="4"/>dcl_position </text:span><text:span text:style-name="T2">o0</text:span></text:p>
      <text:p text:style-name="P7"><text:span text:style-name="T1"><text:s text:c="4"/>dcl_texcoord </text:span><text:span text:style-name="T2">o1</text:span></text:p>
      <text:p text:style-name="P7"><text:span text:style-name="T1"><text:s text:c="4"/>dcl_texcoord1 </text:span><text:span text:style-name="T2">o2.xyz</text:span></text:p>
      <text:p text:style-name="P7"><text:span text:style-name="T1"><text:s text:c="4"/>dcl_texcoord2 </text:span><text:span text:style-name="T2">o3.xyz</text:span></text:p>
      <text:p text:style-name="P7"><text:span text:style-name="T1"><text:s text:c="4"/>dcl_texcoord3 </text:span><text:span text:style-name="T2">o4.xyz</text:span></text:p>
      <text:p text:style-name="P7"><text:span text:style-name="T1"><text:s text:c="4"/>dcl_texcoord4 </text:span><text:span text:style-name="T2">o5.xyz</text:span></text:p>
      <text:p text:style-name="P7"><text:span text:style-name="T1"><text:s text:c="4"/>dcl_texcoord5 </text:span><text:span text:style-name="T2">o6.xyz</text:span></text:p>
      <text:p text:style-name="P7"><text:span text:style-name="T1"><text:s text:c="4"/>dcl_texcoord6 </text:span><text:span text:style-name="T2">o7</text:span></text:p>
      <text:p text:style-name="P7"><text:span text:style-name="T1"><text:s text:c="4"/>dcl_texcoord8 </text:span><text:span text:style-name="T2">o8</text:span></text:p>
      <text:p text:style-name="P7"><text:span text:style-name="T1"><text:s text:c="4"/>dcl_texcoord9 </text:span><text:span text:style-name="T2">o9.xy</text:span></text:p>
      <text:p text:style-name="P7"><text:span text:style-name="T1"><text:s text:c="4"/>mad </text:span><text:span text:style-name="T2">r0.xyz, v4.zyxw, c14.x, c14.y</text:span></text:p>
      <text:p text:style-name="P7"><text:span text:style-name="T1"><text:s text:c="4"/>dp3 </text:span><text:span text:style-name="T2">o6.x, r0, c0</text:span></text:p>
      <text:p text:style-name="P7"><text:span text:style-name="T1"><text:s text:c="4"/>dp3 </text:span><text:span text:style-name="T2">o6.y, r0, c1</text:span></text:p>
      <text:p text:style-name="P7"><text:span text:style-name="T1"><text:s text:c="4"/>dp3 </text:span><text:span text:style-name="T2">o6.z, r0, c2</text:span></text:p>
      <text:p text:style-name="P7"><text:span text:style-name="T1"><text:s text:c="4"/>mov </text:span><text:span text:style-name="T2">r0.w, c14.z</text:span></text:p>
      <text:p text:style-name="P7"><text:span text:style-name="T1"><text:s text:c="4"/>mad </text:span><text:span text:style-name="T2">r1, v0.xyzx, c14.zzzw, c14.wwwz</text:span></text:p>
      <text:p text:style-name="P7"><text:span text:style-name="T1"><text:s text:c="4"/>dp4 </text:span><text:span text:style-name="T2">r0.x, r1, c0</text:span></text:p>
      <text:p text:style-name="P7"><text:span text:style-name="T1"><text:s text:c="4"/>dp4 </text:span><text:span text:style-name="T2">r0.z, r1, c2</text:span></text:p>
      <text:p text:style-name="P7"><text:span text:style-name="T1"><text:s text:c="4"/>dp4 </text:span><text:span text:style-name="T2">r0.y, r1, c1</text:span></text:p>
      <text:p text:style-name="P7"><text:span text:style-name="T1"><text:s text:c="4"/>dp4 </text:span><text:span text:style-name="T2">o0.x, r0, c3</text:span></text:p>
      <text:p text:style-name="P7"><text:span text:style-name="T1"><text:s text:c="4"/>dp4 </text:span><text:span text:style-name="T2">o0.y, r0, c4</text:span></text:p>
      <text:p text:style-name="P7"><text:span text:style-name="T1"><text:s text:c="4"/>dp4 </text:span><text:span text:style-name="T2">o0.z, r0, c5</text:span></text:p>
      <text:p text:style-name="P7"><text:span text:style-name="T1"><text:s text:c="4"/>dp4 </text:span><text:span text:style-name="T2">o0.w, r0, c6</text:span></text:p>
      <text:p text:style-name="P7"><text:span text:style-name="T1"><text:s text:c="4"/>dp4 </text:span><text:span text:style-name="T2">r0.w, r0, c10</text:span></text:p>
      <text:p text:style-name="P7"><text:soft-page-break/><text:span text:style-name="T1"><text:s text:c="4"/>mad_sat </text:span><text:span text:style-name="T2">r0.w, r0.w, c8.x, c8.y</text:span></text:p>
      <text:p text:style-name="P7"><text:span text:style-name="T1"><text:s text:c="4"/>mad </text:span><text:span text:style-name="T2">r1.xyz, v5.zyxw, c14.x, c14.y</text:span></text:p>
      <text:p text:style-name="P7"><text:span text:style-name="T1"><text:s text:c="4"/>dp3 </text:span><text:span text:style-name="T2">o4.x, r1, c0</text:span></text:p>
      <text:p text:style-name="P7"><text:span text:style-name="T1"><text:s text:c="4"/>dp3 </text:span><text:span text:style-name="T2">o4.y, r1, c1</text:span></text:p>
      <text:p text:style-name="P7"><text:span text:style-name="T1"><text:s text:c="4"/>dp3 </text:span><text:span text:style-name="T2">o4.z, r1, c2</text:span></text:p>
      <text:p text:style-name="P7"><text:span text:style-name="T1"><text:s text:c="4"/>mad </text:span><text:span text:style-name="T2">r1.xyz, v1.zyxw, c14.x, c14.y</text:span></text:p>
      <text:p text:style-name="P7"><text:span text:style-name="T1"><text:s text:c="4"/>dp3 </text:span><text:span text:style-name="T2">o5.x, r1, c0</text:span></text:p>
      <text:p text:style-name="P7"><text:span text:style-name="T1"><text:s text:c="4"/>dp3 </text:span><text:span text:style-name="T2">o5.y, r1, c1</text:span></text:p>
      <text:p text:style-name="P7"><text:span text:style-name="T1"><text:s text:c="4"/>dp3 </text:span><text:span text:style-name="T2">o5.z, r1, c2</text:span></text:p>
      <text:p text:style-name="P7"><text:span text:style-name="T1"><text:s text:c="4"/>mad </text:span><text:span text:style-name="T2">r1.x, r0.y, c8.z, c8.w</text:span></text:p>
      <text:p text:style-name="P7"><text:span text:style-name="T1"><text:s text:c="4"/>add </text:span><text:span text:style-name="T2">r1.y, -r0.w, c14.z</text:span></text:p>
      <text:p text:style-name="P7"><text:span text:style-name="T1"><text:s text:c="4"/>mul_sat </text:span><text:span text:style-name="T2">r1.x, r1.x, r1.y</text:span></text:p>
      <text:p text:style-name="P7"><text:span text:style-name="T1"><text:s text:c="4"/>add_sat </text:span><text:span text:style-name="T2">o8.w, r0.w, -r1.x</text:span></text:p>
      <text:p text:style-name="P7"><text:span text:style-name="T1"><text:s text:c="4"/>mad </text:span><text:span text:style-name="T2">o1.zw, v3.xyxy, c12.xyxy, c12</text:span></text:p>
      <text:p text:style-name="P7"><text:span text:style-name="T1"><text:s text:c="4"/>mad </text:span><text:span text:style-name="T2">r1.xy, v2, c11, c11.zwzw</text:span></text:p>
      <text:p text:style-name="P7"><text:span text:style-name="T1"><text:s text:c="4"/>mul </text:span><text:span text:style-name="T2">o9.xy, r1, c13</text:span></text:p>
      <text:p text:style-name="P7"><text:span text:style-name="T1"><text:s text:c="4"/>mov </text:span><text:span text:style-name="T2">o1.xy, r1</text:span></text:p>
      <text:p text:style-name="P7"><text:span text:style-name="T1"><text:s text:c="4"/>add </text:span><text:span text:style-name="T2">r1.xyz, r0, -c7</text:span></text:p>
      <text:p text:style-name="P7"><text:span text:style-name="T1"><text:s text:c="4"/>mov </text:span><text:span text:style-name="T2">o3.xyz, r0</text:span></text:p>
      <text:p text:style-name="P7"><text:span text:style-name="T1"><text:s text:c="4"/>dp3 </text:span><text:span text:style-name="T2">r0.x, r1, r1</text:span></text:p>
      <text:p text:style-name="P7"><text:span text:style-name="T1"><text:s text:c="4"/>rsq </text:span><text:span text:style-name="T2">r0.x, r0.x</text:span></text:p>
      <text:p text:style-name="P7"><text:span text:style-name="T1"><text:s text:c="4"/>mul </text:span><text:span text:style-name="T2">o2.xyz, r1, r0.x</text:span></text:p>
      <text:p text:style-name="P7"><text:span text:style-name="T1"><text:s text:c="4"/>mov </text:span><text:span text:style-name="T2">o7, c14.zzww</text:span></text:p>
      <text:p text:style-name="P7"><text:span text:style-name="T1"><text:s text:c="4"/>mov </text:span><text:span text:style-name="T2">o8.xyz, c9</text:span></text:p>
      <text:p text:style-name="P6"/>
      <text:p text:style-name="P8">// approximately 38 instruction slots used</text:p>
      <text:p text:style-name="P9"/>
      <text:p text:style-name="P9">pixel shader</text:p>
      <text:p text:style-name="P6"><text:s text:c="4"/>ps_3_0</text:p>
      <text:p text:style-name="P7"><text:span text:style-name="T1"><text:s text:c="4"/>def </text:span><text:span text:style-name="T2">c10, </text:span><text:span text:style-name="T4">2</text:span><text:span text:style-name="T2">, </text:span><text:span text:style-name="T4">-1</text:span><text:span text:style-name="T2">, </text:span><text:span text:style-name="T4">1</text:span><text:span text:style-name="T2">, </text:span><text:span text:style-name="T4">0.5</text:span></text:p>
      <text:p text:style-name="P7"><text:span text:style-name="T1"><text:s text:c="4"/>def </text:span><text:span text:style-name="T2">c11, </text:span><text:span text:style-name="T4">0</text:span><text:span text:style-name="T2">, </text:span><text:span text:style-name="T4">32</text:span><text:span text:style-name="T2">, </text:span><text:span text:style-name="T4">0</text:span><text:span text:style-name="T2">, </text:span><text:span text:style-name="T4">0</text:span></text:p>
      <text:p text:style-name="P7"><text:span text:style-name="T1"><text:s text:c="4"/>dcl_texcoord </text:span><text:span text:style-name="T2">v0.xy</text:span></text:p>
      <text:p text:style-name="P7"><text:span text:style-name="T1"><text:s text:c="4"/>dcl_texcoord1 </text:span><text:span text:style-name="T2">v1.xyz</text:span></text:p>
      <text:p text:style-name="P7"><text:span text:style-name="T1"><text:s text:c="4"/>dcl_texcoord2 </text:span><text:span text:style-name="T2">v2.xyz</text:span></text:p>
      <text:p text:style-name="P7"><text:span text:style-name="T1"><text:s text:c="4"/>dcl_texcoord3 </text:span><text:span text:style-name="T2">v3.xyz</text:span></text:p>
      <text:p text:style-name="P7"><text:span text:style-name="T1"><text:s text:c="4"/>dcl_texcoord4 </text:span><text:span text:style-name="T2">v4.xyz</text:span></text:p>
      <text:p text:style-name="P7"><text:span text:style-name="T1"><text:s text:c="4"/>dcl_texcoord5 </text:span><text:span text:style-name="T2">v5.xyz</text:span></text:p>
      <text:p text:style-name="P7"><text:span text:style-name="T1"><text:s text:c="4"/>dcl_texcoord8 </text:span><text:span text:style-name="T2">v6</text:span></text:p>
      <text:p text:style-name="P7"><text:span text:style-name="T1"><text:s text:c="4"/>dcl_texcoord9 </text:span><text:span text:style-name="T2">v7.xy</text:span></text:p>
      <text:p text:style-name="P7"><text:span text:style-name="T1"><text:s text:c="4"/>dcl_2d </text:span><text:span text:style-name="T2">s0</text:span></text:p>
      <text:p text:style-name="P7"><text:span text:style-name="T1"><text:s text:c="4"/>dcl_2d </text:span><text:span text:style-name="T2">s1</text:span></text:p>
      <text:p text:style-name="P7"><text:span text:style-name="T1"><text:s text:c="4"/>add </text:span><text:span text:style-name="T2">r0.xyz, c2, -v2</text:span></text:p>
      <text:p text:style-name="P7"><text:span text:style-name="T1"><text:s text:c="4"/>dp3 </text:span><text:span text:style-name="T2">r0.w, r0, r0</text:span></text:p>
      <text:p text:style-name="P7"><text:span text:style-name="T1"><text:s text:c="4"/>mov </text:span><text:span text:style-name="T2">r1.z, c10.z</text:span></text:p>
      <text:p text:style-name="P7"><text:span text:style-name="T1"><text:s text:c="4"/>mad </text:span><text:span text:style-name="T2">r1.x, r0.w, -c2.w, r1.z</text:span></text:p>
      <text:p text:style-name="P7"><text:span text:style-name="T1"><text:s text:c="4"/>rsq </text:span><text:span text:style-name="T2">r0.w, r0.w</text:span></text:p>
      <text:p text:style-name="P7"><text:span text:style-name="T1"><text:s text:c="4"/>max </text:span><text:span text:style-name="T2">r2.x, r1.x, c11.x</text:span></text:p>
      <text:p text:style-name="P7"><text:span text:style-name="T1"><text:s text:c="4"/>add_sat </text:span><text:span text:style-name="T2">r1.x, r2.x, r2.x</text:span></text:p>
      <text:p text:style-name="P7"><text:span text:style-name="T1"><text:s text:c="4"/>mul </text:span><text:span text:style-name="T2">r1.xyw, r1.x, c3.xyzz</text:span></text:p>
      <text:p text:style-name="P7"><text:span text:style-name="T1"><text:s text:c="4"/>mul </text:span><text:span text:style-name="T2">r2.xyz, r1.xyww, c8</text:span></text:p>
      <text:p text:style-name="P7"><text:span text:style-name="T1"><text:s text:c="4"/>nrm </text:span><text:span text:style-name="T2">r3.xyz, v1</text:span></text:p>
      <text:p text:style-name="P7"><text:span text:style-name="T1"><text:s text:c="4"/>mad </text:span><text:span text:style-name="T2">r4.xyz, r0, r0.w, -r3</text:span></text:p>
      <text:p text:style-name="P7"><text:span text:style-name="T1"><text:s text:c="4"/>mul </text:span><text:span text:style-name="T2">r0.xyz, r0, r0.w</text:span></text:p>
      <text:p text:style-name="P7"><text:span text:style-name="T1"><text:s text:c="4"/>nrm </text:span><text:span text:style-name="T2">r5.xyz, r4</text:span></text:p>
      <text:p text:style-name="P7"><text:span text:style-name="T1"><text:s text:c="4"/>texld </text:span><text:span text:style-name="T2">r4, v7, s1</text:span></text:p>
      <text:p text:style-name="P7"><text:span text:style-name="T1"><text:s text:c="4"/>mad </text:span><text:span text:style-name="T2">r4.xy, r4.wyzw, c10.x, c10.y</text:span></text:p>
      <text:p text:style-name="P7"><text:soft-page-break/><text:span text:style-name="T1"><text:s text:c="4"/>mul </text:span><text:span text:style-name="T2">r6.xyz, r4.y, v4</text:span></text:p>
      <text:p text:style-name="P7"><text:span text:style-name="T1"><text:s text:c="4"/>mad </text:span><text:span text:style-name="T2">r6.xyz, r4.x, v3, r6</text:span></text:p>
      <text:p text:style-name="P7"><text:span text:style-name="T1"><text:s text:c="4"/>dp2add </text:span><text:span text:style-name="T2">r0.w, r4, -r4, c10.z</text:span></text:p>
      <text:p text:style-name="P7"><text:span text:style-name="T1"><text:s text:c="4"/>rsq </text:span><text:span text:style-name="T2">r0.w, r0.w</text:span></text:p>
      <text:p text:style-name="P7"><text:span text:style-name="T1"><text:s text:c="4"/>rcp </text:span><text:span text:style-name="T2">r0.w, r0.w</text:span></text:p>
      <text:p text:style-name="P7"><text:span text:style-name="T1"><text:s text:c="4"/>mad </text:span><text:span text:style-name="T2">r4.xyz, r0.w, v5, r6</text:span></text:p>
      <text:p text:style-name="P7"><text:span text:style-name="T1"><text:s text:c="4"/>dp3_sat </text:span><text:span text:style-name="T2">r0.w, r4, r5</text:span></text:p>
      <text:p text:style-name="P7"><text:span text:style-name="T1"><text:s text:c="4"/>pow_sat </text:span><text:span text:style-name="T2">r2.w, r0.w, c11.y</text:span></text:p>
      <text:p text:style-name="P7"><text:span text:style-name="T1"><text:s text:c="4"/>mul </text:span><text:span text:style-name="T2">r2.xyz, r2, r2.w</text:span></text:p>
      <text:p text:style-name="P7"><text:span text:style-name="T1"><text:s text:c="4"/>mul </text:span><text:span text:style-name="T2">r5.xyz, r2, c3.w</text:span></text:p>
      <text:p text:style-name="P7"><text:span text:style-name="T1"><text:s text:c="4"/>add </text:span><text:span text:style-name="T2">r6.xyz, c0, -v2</text:span></text:p>
      <text:p text:style-name="P7"><text:span text:style-name="T1"><text:s text:c="4"/>dp3 </text:span><text:span text:style-name="T2">r0.w, r6, r6</text:span></text:p>
      <text:p text:style-name="P7"><text:span text:style-name="T1"><text:s text:c="4"/>rsq </text:span><text:span text:style-name="T2">r2.w, r0.w</text:span></text:p>
      <text:p text:style-name="P7"><text:span text:style-name="T1"><text:s text:c="4"/>mad </text:span><text:span text:style-name="T2">r0.w, r0.w, -c0.w, r1.z</text:span></text:p>
      <text:p text:style-name="P7"><text:span text:style-name="T1"><text:s text:c="4"/>max </text:span><text:span text:style-name="T2">r3.w, r0.w, c11.x</text:span></text:p>
      <text:p text:style-name="P7"><text:span text:style-name="T1"><text:s text:c="4"/>add_sat </text:span><text:span text:style-name="T2">r0.w, r3.w, r3.w</text:span></text:p>
      <text:p text:style-name="P7"><text:span text:style-name="T1"><text:s text:c="4"/>mul </text:span><text:span text:style-name="T2">r7.xyz, r0.w, c1</text:span></text:p>
      <text:p text:style-name="P7"><text:span text:style-name="T1"><text:s text:c="4"/>mad </text:span><text:span text:style-name="T2">r8.xyz, r6, r2.w, -r3</text:span></text:p>
      <text:p text:style-name="P7"><text:span text:style-name="T1"><text:s text:c="4"/>mul </text:span><text:span text:style-name="T2">r6.xyz, r6, r2.w</text:span></text:p>
      <text:p text:style-name="P7"><text:span text:style-name="T1"><text:s text:c="4"/>dp3_sat </text:span><text:span text:style-name="T2">r0.w, r4, r6</text:span></text:p>
      <text:p text:style-name="P7"><text:span text:style-name="T1"><text:s text:c="4"/>mul </text:span><text:span text:style-name="T2">r6.xyz, r7, r0.w</text:span></text:p>
      <text:p text:style-name="P7"><text:span text:style-name="T1"><text:s text:c="4"/>mul </text:span><text:span text:style-name="T2">r7.xyz, r7, c8</text:span></text:p>
      <text:p text:style-name="P7"><text:span text:style-name="T1"><text:s text:c="4"/>nrm </text:span><text:span text:style-name="T2">r9.xyz, r8</text:span></text:p>
      <text:p text:style-name="P7"><text:span text:style-name="T1"><text:s text:c="4"/>dp3_sat </text:span><text:span text:style-name="T2">r0.w, r4, r9</text:span></text:p>
      <text:p text:style-name="P7"><text:span text:style-name="T1"><text:s text:c="4"/>pow_sat </text:span><text:span text:style-name="T2">r2.w, r0.w, c11.y</text:span></text:p>
      <text:p text:style-name="P7"><text:span text:style-name="T1"><text:s text:c="4"/>mul </text:span><text:span text:style-name="T2">r7.xyz, r7, r2.w</text:span></text:p>
      <text:p text:style-name="P7"><text:span text:style-name="T1"><text:s text:c="4"/>mad </text:span><text:span text:style-name="T2">r5.xyz, r7, c1.w, r5</text:span></text:p>
      <text:p text:style-name="P7"><text:span text:style-name="T1"><text:s text:c="4"/>add </text:span><text:span text:style-name="T2">r8.xyz, c4, -v2</text:span></text:p>
      <text:p text:style-name="P7"><text:span text:style-name="T1"><text:s text:c="4"/>dp3 </text:span><text:span text:style-name="T2">r0.w, r8, r8</text:span></text:p>
      <text:p text:style-name="P7"><text:span text:style-name="T1"><text:s text:c="4"/>rsq </text:span><text:span text:style-name="T2">r2.w, r0.w</text:span></text:p>
      <text:p text:style-name="P7"><text:span text:style-name="T1"><text:s text:c="4"/>mad </text:span><text:span text:style-name="T2">r0.w, r0.w, -c4.w, r1.z</text:span></text:p>
      <text:p text:style-name="P7"><text:span text:style-name="T1"><text:s text:c="4"/>max </text:span><text:span text:style-name="T2">r3.w, r0.w, c11.x</text:span></text:p>
      <text:p text:style-name="P7"><text:span text:style-name="T1"><text:s text:c="4"/>add_sat </text:span><text:span text:style-name="T2">r0.w, r3.w, r3.w</text:span></text:p>
      <text:p text:style-name="P7"><text:span text:style-name="T1"><text:s text:c="4"/>mul </text:span><text:span text:style-name="T2">r9.xyz, r0.w, c5</text:span></text:p>
      <text:p text:style-name="P7"><text:span text:style-name="T1"><text:s text:c="4"/>mad </text:span><text:span text:style-name="T2">r3.xyz, r8, r2.w, -r3</text:span></text:p>
      <text:p text:style-name="P7"><text:span text:style-name="T1"><text:s text:c="4"/>mul </text:span><text:span text:style-name="T2">r8.xyz, r8, r2.w</text:span></text:p>
      <text:p text:style-name="P7"><text:span text:style-name="T1"><text:s text:c="4"/>dp3_sat </text:span><text:span text:style-name="T2">r0.w, r4, r8</text:span></text:p>
      <text:p text:style-name="P7"><text:span text:style-name="T1"><text:s text:c="4"/>mul </text:span><text:span text:style-name="T2">r8.xyz, r9, r0.w</text:span></text:p>
      <text:p text:style-name="P7"><text:span text:style-name="T1"><text:s text:c="4"/>mul </text:span><text:span text:style-name="T2">r9.xyz, r9, c8</text:span></text:p>
      <text:p text:style-name="P7"><text:span text:style-name="T1"><text:s text:c="4"/>nrm </text:span><text:span text:style-name="T2">r10.xyz, r3</text:span></text:p>
      <text:p text:style-name="P7"><text:span text:style-name="T1"><text:s text:c="4"/>dp3_sat </text:span><text:span text:style-name="T2">r0.w, r4, r10</text:span></text:p>
      <text:p text:style-name="P7"><text:span text:style-name="T1"><text:s text:c="4"/>pow_sat </text:span><text:span text:style-name="T2">r2.w, r0.w, c11.y</text:span></text:p>
      <text:p text:style-name="P7"><text:span text:style-name="T1"><text:s text:c="4"/>mul </text:span><text:span text:style-name="T2">r3.xyz, r9, r2.w</text:span></text:p>
      <text:p text:style-name="P7"><text:span text:style-name="T1"><text:s text:c="4"/>mad </text:span><text:span text:style-name="T2">r5.xyz, r3, c5.w, r5</text:span></text:p>
      <text:p text:style-name="P7"><text:span text:style-name="T1"><text:s text:c="4"/>add </text:span><text:span text:style-name="T2">r0.w, r1.z, -c3.w</text:span></text:p>
      <text:p text:style-name="P7"><text:span text:style-name="T1"><text:s text:c="4"/>mul </text:span><text:span text:style-name="T2">r2.xyz, r2, r0.w</text:span></text:p>
      <text:p text:style-name="P7"><text:span text:style-name="T1"><text:s text:c="4"/>add </text:span><text:span text:style-name="T2">r2.w, r1.z, -c1.w</text:span></text:p>
      <text:p text:style-name="P7"><text:span text:style-name="T1"><text:s text:c="4"/>mad </text:span><text:span text:style-name="T2">r2.xyz, r7, r2.w, r2</text:span></text:p>
      <text:p text:style-name="P7"><text:span text:style-name="T1"><text:s text:c="4"/>add </text:span><text:span text:style-name="T2">r1.z, r1.z, -c5.w</text:span></text:p>
      <text:p text:style-name="P7"><text:span text:style-name="T1"><text:s text:c="4"/>mad </text:span><text:span text:style-name="T2">r2.xyz, r3, r1.z, r2</text:span></text:p>
      <text:p text:style-name="P7"><text:span text:style-name="T1"><text:s text:c="4"/>add </text:span><text:span text:style-name="T2">r2.xyz, r2, r2</text:span></text:p>
      <text:p text:style-name="P7"><text:span text:style-name="T1"><text:s text:c="4"/>mad </text:span><text:span text:style-name="T2">r2.xyz, r5, c10.x, r2</text:span></text:p>
      <text:p text:style-name="P7"><text:span text:style-name="T1"><text:s text:c="4"/>dp3_sat </text:span><text:span text:style-name="T2">r0.x, r4, r0</text:span></text:p>
      <text:p text:style-name="P7"><text:span text:style-name="T1"><text:s text:c="4"/>mad </text:span><text:span text:style-name="T2">r0.y, r4.y, c10.w, c10.w</text:span></text:p>
      <text:p text:style-name="P7"><text:span text:style-name="T1"><text:s text:c="4"/>mul </text:span><text:span text:style-name="T2">r1.xyw, r1, r0.x</text:span></text:p>
      <text:p text:style-name="P7"><text:span text:style-name="T1"><text:s text:c="4"/>mul </text:span><text:span text:style-name="T2">r0.xzw, r0.w, r1.xyyw</text:span></text:p>
      <text:p text:style-name="P7"><text:span text:style-name="T1"><text:s text:c="4"/>mul </text:span><text:span text:style-name="T2">r1.xyw, r1, c3.w</text:span></text:p>
      <text:p text:style-name="P7"><text:span text:style-name="T1"><text:s text:c="4"/>mad </text:span><text:span text:style-name="T2">r1.xyw, r6.xyzz, c1.w, r1</text:span></text:p>
      <text:p text:style-name="P7"><text:soft-page-break/><text:span text:style-name="T1"><text:s text:c="4"/>mad </text:span><text:span text:style-name="T2">r0.xzw, r6.xyyz, r2.w, r0</text:span></text:p>
      <text:p text:style-name="P7"><text:span text:style-name="T1"><text:s text:c="4"/>mad </text:span><text:span text:style-name="T2">r0.xzw, r8.xyyz, r1.z, r0</text:span></text:p>
      <text:p text:style-name="P7"><text:span text:style-name="T1"><text:s text:c="4"/>mad </text:span><text:span text:style-name="T2">r1.xyz, r8, c5.w, r1.xyww</text:span></text:p>
      <text:p text:style-name="P7"><text:span text:style-name="T1"><text:s text:c="4"/>add </text:span><text:span text:style-name="T2">r0.xzw, r0, r0</text:span></text:p>
      <text:p text:style-name="P7"><text:span text:style-name="T1"><text:s text:c="4"/>mad </text:span><text:span text:style-name="T2">r0.xzw, r1.xyyz, c10.x, r0</text:span></text:p>
      <text:p text:style-name="P7"><text:span text:style-name="T1"><text:s text:c="4"/>mov </text:span><text:span text:style-name="T2">r1.xyz, c7</text:span></text:p>
      <text:p text:style-name="P7"><text:span text:style-name="T1"><text:s text:c="4"/>add </text:span><text:span text:style-name="T2">r1.xyz, -r1, c6</text:span></text:p>
      <text:p text:style-name="P7"><text:span text:style-name="T1"><text:s text:c="4"/>mad </text:span><text:span text:style-name="T2">r1.xyz, r0.y, r1, c7</text:span></text:p>
      <text:p text:style-name="P7"><text:span text:style-name="T1"><text:s text:c="4"/>add </text:span><text:span text:style-name="T2">r0.xyz, r0.xzww, r1</text:span></text:p>
      <text:p text:style-name="P7"><text:span text:style-name="T1"><text:s text:c="4"/>mov </text:span><text:span text:style-name="T2">r0.w, c8.w</text:span></text:p>
      <text:p text:style-name="P7"><text:span text:style-name="T1"><text:s text:c="4"/>mad </text:span><text:span text:style-name="T2">r0.xyz, c9, r0.w, r0</text:span></text:p>
      <text:p text:style-name="P7"><text:span text:style-name="T1"><text:s text:c="4"/>texld </text:span><text:span text:style-name="T2">r1, v0, s0</text:span></text:p>
      <text:p text:style-name="P7"><text:span text:style-name="T1"><text:s text:c="4"/>mad </text:span><text:span text:style-name="T2">r0.xyz, r1, r0, r2</text:span></text:p>
      <text:p text:style-name="P7"><text:span text:style-name="T1"><text:s text:c="4"/>mov </text:span><text:span text:style-name="T2">oC0.w, r1.w</text:span></text:p>
      <text:p text:style-name="P7"><text:span text:style-name="T1"><text:s text:c="4"/>add </text:span><text:span text:style-name="T2">r0.xyz, r0, -v6</text:span></text:p>
      <text:p text:style-name="P7"><text:span text:style-name="T1"><text:s text:c="4"/>mad </text:span><text:span text:style-name="T2">oC0.xyz, v6.w, r0, v6</text:span></text:p>
      <text:p text:style-name="P6"/>
      <text:p text:style-name="P4"><text:span text:style-name="T3">// approximately 104 instruction slots used (2 texture, 102 arithmeti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2-05-30T17:13:12.39</dc:date>
    <dc:creator>Stanislav Bobovych</dc:creator>
    <meta:editing-duration>PT9M21S</meta:editing-duration>
    <meta:editing-cycles>2</meta:editing-cycles>
    <meta:generator>LibreOffice/3.4$Win32 LibreOffice_project/340m1$Build-302</meta:generator>
    <meta:document-statistic meta:table-count="1" meta:image-count="0" meta:object-count="0" meta:page-count="4" meta:paragraph-count="201" meta:word-count="677" meta:character-count="4232" meta:non-whitespace-character-count="3122"/>
  </office:meta>
</office:document-meta>
</file>